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d2aa1" officeooo:paragraph-rsid="001d2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Wet bed</text:p>
      <text:p text:style-name="P1">2- Zaipit bed</text:p>
      <text:p text:style-name="P1">3- Sac ga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Quiros Campos</meta:initial-creator>
    <meta:creation-date>2018-07-10T09:28:46.867934526</meta:creation-date>
    <dc:date>2018-07-10T09:32:10.401491698</dc:date>
    <dc:creator>Carlos Quiros Campos</dc:creator>
    <meta:editing-duration>PT3M24S</meta:editing-duration>
    <meta:editing-cycles>1</meta:editing-cycles>
    <meta:document-statistic meta:table-count="0" meta:image-count="0" meta:object-count="0" meta:page-count="1" meta:paragraph-count="3" meta:word-count="9" meta:character-count="36" meta:non-whitespace-character-count="30"/>
    <meta:generator>LibreOffice/5.3.2.2$Linux_X86_64 LibreOffice_project/6cd4f1ef626f15116896b1d8e1398b56da0d0ee1</meta:generator>
  </office:meta>
</office:document-meta>
</file>